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Regular" style:font-charset="x-symbol"/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b2b2b2" draw:fill-color="#b2b2b2" draw:textarea-horizontal-align="justify" draw:textarea-vertical-align="middle" draw:auto-grow-height="false" fo:min-height="15.498cm" fo:min-width="6.866cm"/>
    </style:style>
    <style:style style:name="gr2" style:family="graphic" style:parent-style-name="standard">
      <style:graphic-properties svg:stroke-color="#b2b2b2" draw:fill-color="#b2b2b2" draw:textarea-horizontal-align="justify" draw:textarea-vertical-align="middle" draw:auto-grow-height="false" fo:min-height="1.02cm" fo:min-width="2.548cm"/>
    </style:style>
    <style:style style:name="gr3" style:family="graphic" style:parent-style-name="standard">
      <style:graphic-properties svg:stroke-color="#666666" draw:fill-color="#ffffff" draw:textarea-horizontal-align="justify" draw:textarea-vertical-align="middle" draw:auto-grow-height="false" fo:min-height="0.512cm" fo:min-width="1.786cm" draw:shadow="hidden" draw:shadow-offset-x="0cm" draw:shadow-offset-y="0.564cm"/>
    </style:style>
    <style:style style:name="gr4" style:family="graphic" style:parent-style-name="standard">
      <style:graphic-properties svg:stroke-color="#666666" draw:fill-color="#ffffff" draw:textarea-horizontal-align="justify" draw:textarea-vertical-align="middle" draw:auto-grow-height="false" fo:min-height="0.512cm" fo:min-width="0.262cm" draw:shadow="hidden" draw:shadow-offset-x="0cm" draw:shadow-offset-y="0.564cm"/>
    </style:style>
    <style:style style:name="gr5" style:family="graphic" style:parent-style-name="standard">
      <style:graphic-properties svg:stroke-color="#666666" draw:fill-color="#ffffff" draw:textarea-horizontal-align="justify" draw:textarea-vertical-align="middle" draw:auto-grow-height="false" fo:min-height="0.512cm" fo:min-width="1.708cm" draw:shadow="hidden" draw:shadow-offset-x="0cm" draw:shadow-offset-y="0.564cm"/>
    </style:style>
    <style:style style:name="gr6" style:family="graphic" style:parent-style-name="standard">
      <style:graphic-properties svg:stroke-color="#666666" draw:fill-color="#ffffff" draw:textarea-horizontal-align="justify" draw:textarea-vertical-align="middle" draw:auto-grow-height="false" fo:min-height="0.512cm" fo:min-width="1.532cm" draw:shadow="hidden" draw:shadow-offset-x="0cm" draw:shadow-offset-y="0.564cm"/>
    </style:style>
    <style:style style:name="gr7" style:family="graphic" style:parent-style-name="standard">
      <style:graphic-properties svg:stroke-color="#666666" draw:fill-color="#ffffff" draw:textarea-horizontal-align="justify" draw:textarea-vertical-align="middle" draw:auto-grow-height="false" fo:min-height="0.512cm" fo:min-width="3.818cm" draw:shadow="hidden" draw:shadow-offset-x="0cm" draw:shadow-offset-y="0.564cm"/>
    </style:style>
    <style:style style:name="gr8" style:family="graphic" style:parent-style-name="standard">
      <style:graphic-properties svg:stroke-color="#b2b2b2" draw:fill-color="#ffffff" draw:textarea-horizontal-align="justify" draw:textarea-vertical-align="middle" draw:auto-grow-height="false" fo:min-height="15.498cm" fo:min-width="17.28cm"/>
    </style:style>
    <style:style style:name="gr9" style:family="graphic" style:parent-style-name="standard">
      <style:graphic-properties svg:stroke-color="#b2b2b2" draw:fill-color="#ffffff" draw:textarea-horizontal-align="justify" draw:textarea-vertical-align="middle" draw:auto-grow-height="false" fo:min-height="2.748cm" fo:min-width="16.42cm"/>
    </style:style>
    <style:style style:name="gr10" style:family="graphic" style:parent-style-name="standard">
      <style:graphic-properties svg:stroke-color="#b2b2b2" draw:fill="none" draw:fill-color="#b2b2b2" draw:textarea-horizontal-align="justify" draw:textarea-vertical-align="middle" draw:auto-grow-height="false" fo:min-height="2.746cm" fo:min-width="16.42cm"/>
    </style:style>
    <style:style style:name="gr11" style:family="graphic" style:parent-style-name="standard">
      <style:graphic-properties svg:stroke-color="#b2b2b2" draw:fill="none" draw:fill-color="#ffffff" draw:textarea-horizontal-align="justify" draw:textarea-vertical-align="middle" draw:auto-grow-height="false" fo:min-height="2.784cm" fo:min-width="16.42cm"/>
    </style:style>
    <style:style style:name="gr12" style:family="graphic" style:parent-style-name="standard">
      <style:graphic-properties draw:stroke="none" draw:fill="none" fo:min-height="0.557cm"/>
    </style:style>
    <style:style style:name="gr13" style:family="graphic" style:parent-style-name="standard">
      <style:graphic-properties svg:stroke-color="#ffffff" svg:stroke-opacity="0%" draw:fill="none" draw:fill-color="#ffffff" draw:opacity="100%" draw:textarea-horizontal-align="justify" draw:textarea-vertical-align="middle" draw:auto-grow-height="false" fo:min-height="0.512cm" fo:min-width="11.692cm" draw:shadow="hidden" draw:shadow-offset-x="0cm" draw:shadow-offset-y="0.564cm"/>
    </style:style>
    <style:style style:name="gr14" style:family="graphic" style:parent-style-name="standard">
      <style:graphic-properties svg:stroke-color="#ffffff" svg:stroke-opacity="0%" draw:fill="none" draw:fill-color="#ffffff" draw:textarea-horizontal-align="justify" draw:textarea-vertical-align="middle" draw:auto-grow-height="false" fo:min-height="0.512cm" fo:min-width="2.756cm" draw:shadow="hidden" draw:shadow-offset-x="0cm" draw:shadow-offset-y="0.564cm" draw:shadow-color="#ffffff"/>
    </style:style>
    <style:style style:name="gr15" style:family="graphic" style:parent-style-name="standard">
      <style:graphic-properties svg:stroke-color="#666666" draw:fill-color="#ffffff" draw:textarea-horizontal-align="justify" draw:textarea-vertical-align="middle" draw:auto-grow-height="false" fo:min-height="3.56cm" fo:min-width="0.262cm" draw:shadow="hidden" draw:shadow-offset-x="0cm" draw:shadow-offset-y="0.564cm"/>
    </style:style>
    <style:style style:name="gr16" style:family="graphic" style:parent-style-name="standard">
      <style:graphic-properties svg:stroke-color="#666666" draw:fill-color="#b2b2b2" draw:textarea-horizontal-align="justify" draw:textarea-vertical-align="middle" draw:auto-grow-height="false" fo:min-height="10.164cm" fo:min-width="0.262cm" draw:shadow="hidden" draw:shadow-offset-x="0cm" draw:shadow-offset-y="0.564cm"/>
    </style:style>
    <style:style style:name="gr17" style:family="graphic" style:parent-style-name="standard">
      <style:graphic-properties draw:stroke="none" draw:fill="none" fo:min-height="0.511cm"/>
    </style:style>
    <style:style style:name="gr18" style:family="graphic" style:parent-style-name="standard">
      <style:graphic-properties svg:stroke-color="#666666" draw:fill-color="#ffffff" draw:textarea-horizontal-align="justify" draw:textarea-vertical-align="middle" draw:auto-grow-height="false" fo:min-height="0.512cm" fo:min-width="2.039cm" draw:shadow="hidden" draw:shadow-offset-x="0cm" draw:shadow-offset-y="0.564cm"/>
    </style:style>
    <style:style style:name="gr19" style:family="graphic">
      <style:graphic-properties style:protect="size"/>
    </style:style>
    <style:style style:name="gr20" style:family="graphic" style:parent-style-name="standard">
      <style:graphic-properties svg:stroke-color="#666666" draw:fill-color="#ffffff" draw:textarea-horizontal-align="justify" draw:textarea-vertical-align="middle" draw:auto-grow-height="false" fo:min-height="0.512cm" fo:min-width="1.278cm" draw:shadow="hidden" draw:shadow-offset-x="0cm" draw:shadow-offset-y="0.564cm"/>
    </style:style>
    <style:style style:name="gr21" style:family="graphic" style:parent-style-name="standard">
      <style:graphic-properties svg:stroke-color="#666666" draw:fill-color="#ffffff" draw:textarea-horizontal-align="justify" draw:textarea-vertical-align="middle" draw:auto-grow-height="false" fo:min-height="0.512cm" fo:min-width="1.024cm" draw:shadow="hidden" draw:shadow-offset-x="0cm" draw:shadow-offset-y="0.564cm"/>
    </style:style>
    <style:style style:name="gr22" style:family="graphic" style:parent-style-name="standard">
      <style:graphic-properties svg:stroke-color="#666666" draw:fill-color="#ffffff" draw:textarea-horizontal-align="justify" draw:textarea-vertical-align="middle" draw:auto-grow-height="false" fo:min-height="2.036cm" fo:min-width="15.248cm" draw:shadow="hidden" draw:shadow-offset-x="0cm" draw:shadow-offset-y="0.564cm"/>
    </style:style>
    <style:style style:name="gr23" style:family="graphic" style:parent-style-name="standard">
      <style:graphic-properties svg:stroke-color="#666666" draw:fill-color="#ffffff" draw:textarea-horizontal-align="justify" draw:textarea-vertical-align="middle" draw:auto-grow-height="false" fo:min-height="0.512cm" fo:min-width="11.692cm" draw:shadow="hidden" draw:shadow-offset-x="0cm" draw:shadow-offset-y="0.564cm"/>
    </style:style>
    <style:style style:name="gr24" style:family="graphic" style:parent-style-name="standard">
      <style:graphic-properties svg:stroke-color="#666666" draw:fill-color="#ffffff" draw:textarea-horizontal-align="justify" draw:textarea-vertical-align="middle" draw:auto-grow-height="false" fo:min-height="0.512cm" fo:min-width="2.04cm" draw:shadow="hidden" draw:shadow-offset-x="0cm" draw:shadow-offset-y="0.564cm"/>
    </style:style>
    <style:style style:name="gr25" style:family="graphic" style:parent-style-name="standard">
      <style:graphic-properties svg:stroke-color="#666666" draw:fill-color="#ffffff" draw:textarea-horizontal-align="justify" draw:textarea-vertical-align="middle" draw:auto-grow-height="false" fo:min-height="0.458cm" fo:min-width="15.248cm" draw:shadow="hidden" draw:shadow-offset-x="0cm" draw:shadow-offset-y="0.564cm"/>
    </style:style>
    <style:style style:name="gr26" style:family="graphic" style:parent-style-name="standard">
      <style:graphic-properties svg:stroke-color="#666666" draw:fill-color="#ffffff" draw:textarea-horizontal-align="justify" draw:textarea-vertical-align="middle" draw:auto-grow-height="false" fo:min-height="0.512cm" fo:min-width="4.072cm" draw:shadow="hidden" draw:shadow-offset-x="0cm" draw:shadow-offset-y="0.564cm"/>
    </style:style>
    <style:style style:name="gr27" style:family="graphic" style:parent-style-name="standard">
      <style:graphic-properties svg:stroke-color="#666666" draw:fill-color="#ffffff" draw:textarea-horizontal-align="justify" draw:textarea-vertical-align="middle" draw:auto-grow-height="false" fo:min-height="0.512cm" fo:min-width="2.294cm" draw:shadow="hidden" draw:shadow-offset-x="0cm" draw:shadow-offset-y="0.564cm"/>
    </style:style>
    <style:style style:name="gr28" style:family="graphic" style:parent-style-name="standard">
      <style:graphic-properties svg:stroke-color="#b2b2b2" draw:fill="none" draw:fill-color="#ffffff" draw:textarea-horizontal-align="justify" draw:textarea-vertical-align="middle" draw:auto-grow-height="false" fo:min-height="1.782cm" fo:min-width="16.42cm"/>
    </style:style>
    <style:style style:name="gr29" style:family="graphic" style:parent-style-name="standard">
      <style:graphic-properties svg:stroke-color="#b2b2b2" draw:fill="none" draw:fill-color="#ffffff" draw:textarea-horizontal-align="justify" draw:textarea-vertical-align="middle" draw:auto-grow-height="false" fo:min-height="0.966cm" fo:min-width="16.42cm"/>
    </style:style>
    <style:style style:name="gr30" style:family="graphic" style:parent-style-name="standard">
      <style:graphic-properties svg:stroke-color="#b2b2b2" draw:fill="none" draw:fill-color="#ffffff" draw:textarea-horizontal-align="justify" draw:textarea-vertical-align="middle" draw:auto-grow-height="false" fo:min-height="8.186cm" fo:min-width="16.42cm"/>
    </style:style>
    <style:style style:name="gr31" style:family="graphic" style:parent-style-name="standard">
      <style:graphic-properties svg:stroke-color="#b2b2b2" draw:fill-color="#b2b2b2" draw:textarea-horizontal-align="justify" draw:textarea-vertical-align="middle" draw:auto-grow-height="false" fo:min-height="14.736cm" fo:min-width="6.866cm"/>
    </style:style>
    <style:style style:name="gr32" style:family="graphic" style:parent-style-name="standard">
      <style:graphic-properties svg:stroke-color="#b2b2b2" draw:fill-color="#b2b2b2" draw:textarea-horizontal-align="justify" draw:textarea-vertical-align="middle" draw:auto-grow-height="false" fo:min-height="1.02cm" fo:min-width="1.278cm"/>
    </style:style>
    <style:style style:name="gr33" style:family="graphic" style:parent-style-name="standard">
      <style:graphic-properties svg:stroke-color="#666666" draw:fill-color="#ffffff" draw:textarea-horizontal-align="justify" draw:textarea-vertical-align="middle" draw:auto-grow-height="false" fo:min-height="0.82cm" fo:min-width="6.104cm" draw:shadow="hidden" draw:shadow-offset-x="0cm" draw:shadow-offset-y="0.564cm"/>
    </style:style>
    <style:style style:name="gr34" style:family="graphic" style:parent-style-name="standard">
      <style:graphic-properties svg:stroke-color="#b2b2b2" draw:fill-color="#ffffff" draw:textarea-horizontal-align="justify" draw:textarea-vertical-align="middle" draw:auto-grow-height="false" fo:min-height="14.736cm" fo:min-width="17.28cm"/>
    </style:style>
    <style:style style:name="gr35" style:family="graphic" style:parent-style-name="standard">
      <style:graphic-properties svg:stroke-color="#b2b2b2" draw:fill="none" draw:fill-color="#b2b2b2" draw:textarea-horizontal-align="justify" draw:textarea-vertical-align="middle" draw:auto-grow-height="false" fo:min-height="6.862cm" fo:min-width="16.264cm"/>
    </style:style>
    <style:style style:name="gr36" style:family="graphic" style:parent-style-name="standard">
      <style:graphic-properties svg:stroke-color="#666666" draw:fill-color="#ffffff" draw:textarea-horizontal-align="justify" draw:textarea-vertical-align="middle" draw:auto-grow-height="false" fo:min-height="2.036cm" fo:min-width="14.994cm" draw:shadow="hidden" draw:shadow-offset-x="0cm" draw:shadow-offset-y="0.564cm"/>
    </style:style>
    <style:style style:name="gr37" style:family="graphic" style:parent-style-name="standard">
      <style:graphic-properties svg:stroke-color="#666666" svg:stroke-opacity="0%" draw:fill="none" draw:fill-color="#ffffff" draw:textarea-horizontal-align="justify" draw:textarea-vertical-align="middle" draw:auto-grow-height="false" fo:min-height="1.182cm" fo:min-width="14.994cm" draw:shadow="hidden" draw:shadow-offset-x="0cm" draw:shadow-offset-y="0.564cm"/>
    </style:style>
    <style:style style:name="gr38" style:family="graphic" style:parent-style-name="standard">
      <style:graphic-properties svg:stroke-color="#666666" draw:fill-color="#b2b2b2" draw:textarea-horizontal-align="justify" draw:textarea-vertical-align="middle" draw:auto-grow-height="false" fo:min-height="9.394cm" fo:min-width="0.262cm" draw:shadow="hidden" draw:shadow-offset-x="0cm" draw:shadow-offset-y="0.564cm"/>
    </style:style>
    <style:style style:name="gr39" style:family="graphic" style:parent-style-name="standard">
      <style:graphic-properties svg:stroke-color="#b2b2b2" svg:stroke-opacity="0%" draw:fill="none" draw:fill-color="#ffffff" draw:textarea-horizontal-align="justify" draw:textarea-vertical-align="middle" draw:auto-grow-height="false" fo:min-height="0.512cm" fo:min-width="7.02cm" draw:shadow="hidden" draw:shadow-offset-x="0cm" draw:shadow-offset-y="0.564cm"/>
    </style:style>
    <style:style style:name="gr40" style:family="graphic" style:parent-style-name="standard">
      <style:graphic-properties svg:stroke-color="#666666" svg:stroke-opacity="0%" draw:fill="none" draw:fill-color="#ffffff" draw:textarea-horizontal-align="justify" draw:textarea-vertical-align="middle" draw:auto-grow-height="false" fo:min-height="0.993cm" fo:min-width="14.994cm" draw:shadow="hidden" draw:shadow-offset-x="0cm" draw:shadow-offset-y="0.564cm"/>
    </style:style>
    <style:style style:name="gr41" style:family="graphic" style:parent-style-name="standard">
      <style:graphic-properties draw:stroke="none" draw:fill="none" fo:min-height="0.512cm"/>
    </style:style>
    <style:style style:name="gr42" style:family="graphic" style:parent-style-name="standard">
      <style:graphic-properties svg:stroke-color="#666666" draw:fill-color="#ffffff" draw:textarea-horizontal-align="justify" draw:textarea-vertical-align="middle" draw:auto-grow-height="false" fo:min-height="0.512cm" fo:min-width="3.055cm" draw:shadow="hidden" draw:shadow-offset-x="0cm" draw:shadow-offset-y="0.564cm"/>
    </style:style>
    <style:style style:name="gr43" style:family="graphic" style:parent-style-name="standard">
      <style:graphic-properties svg:stroke-color="#b2b2b2" draw:fill-color="#b2b2b2" draw:textarea-horizontal-align="justify" draw:textarea-vertical-align="middle" draw:auto-grow-height="false" fo:min-height="14.228cm" fo:min-width="6.866cm"/>
    </style:style>
    <style:style style:name="gr44" style:family="graphic" style:parent-style-name="standard">
      <style:graphic-properties svg:stroke-color="#b2b2b2" draw:fill-color="#ffffff" draw:textarea-horizontal-align="justify" draw:textarea-vertical-align="middle" draw:auto-grow-height="false" fo:min-height="14.228cm" fo:min-width="17.28cm"/>
    </style:style>
    <style:style style:name="gr45" style:family="graphic" style:parent-style-name="standard">
      <style:graphic-properties svg:stroke-color="#666666" draw:fill-color="#ffffff" draw:textarea-horizontal-align="justify" draw:textarea-vertical-align="middle" draw:auto-grow-height="false" fo:min-height="1.66cm" fo:min-width="15.248cm" draw:shadow="hidden" draw:shadow-offset-x="0cm" draw:shadow-offset-y="0.564cm"/>
    </style:style>
    <style:style style:name="gr46" style:family="graphic" style:parent-style-name="standard">
      <style:graphic-properties svg:stroke-color="#666666" draw:fill-color="#ffffff" draw:textarea-horizontal-align="justify" draw:textarea-vertical-align="middle" draw:auto-grow-height="false" fo:min-height="1.46cm" fo:min-width="15.248cm" draw:shadow="hidden" draw:shadow-offset-x="0cm" draw:shadow-offset-y="0.564cm"/>
    </style:style>
    <style:style style:name="gr47" style:family="graphic" style:parent-style-name="standard">
      <style:graphic-properties svg:stroke-color="#666666" draw:fill-color="#b2b2b2" draw:textarea-horizontal-align="justify" draw:textarea-vertical-align="middle" draw:auto-grow-height="false" fo:min-height="8.923cm" fo:min-width="0.262cm" draw:shadow="hidden" draw:shadow-offset-x="0cm" draw:shadow-offset-y="0.564cm"/>
    </style:style>
    <style:style style:name="gr48" style:family="graphic" style:parent-style-name="standard">
      <style:graphic-properties svg:stroke-color="#666666" draw:fill-color="#ffffff" draw:textarea-horizontal-align="justify" draw:textarea-vertical-align="middle" draw:auto-grow-height="false" fo:min-height="0.512cm" fo:min-width="15.248cm" draw:shadow="hidden" draw:shadow-offset-x="0cm" draw:shadow-offset-y="0.564cm"/>
    </style:style>
    <style:style style:name="gr49" style:family="graphic" style:parent-style-name="standard">
      <style:graphic-properties svg:stroke-color="#666666" draw:fill-color="#ffffff" draw:textarea-horizontal-align="justify" draw:textarea-vertical-align="middle" draw:auto-grow-height="false" fo:min-height="0.512cm" fo:min-width="2.794cm" draw:shadow="hidden" draw:shadow-offset-x="0cm" draw:shadow-offset-y="0.564cm"/>
    </style:style>
    <style:style style:name="gr50" style:family="graphic" style:parent-style-name="standard">
      <style:graphic-properties svg:stroke-color="#666666" draw:fill-color="#ffffff" draw:textarea-horizontal-align="justify" draw:textarea-vertical-align="middle" draw:auto-grow-height="false" fo:min-height="0.82cm" fo:min-width="7.12cm" draw:shadow="hidden" draw:shadow-offset-x="0cm" draw:shadow-offset-y="0.564cm"/>
    </style:style>
    <style:style style:name="gr51" style:family="graphic" style:parent-style-name="standard">
      <style:graphic-properties svg:stroke-color="#b2b2b2" draw:fill="none" draw:fill-color="#ffffff" draw:textarea-horizontal-align="justify" draw:textarea-vertical-align="middle" draw:auto-grow-height="false" fo:min-height="0.596cm" fo:min-width="16.42cm"/>
    </style:style>
    <style:style style:name="gr52" style:family="graphic" style:parent-style-name="standard">
      <style:graphic-properties svg:stroke-color="#b2b2b2" draw:fill="none" draw:fill-color="#ffffff" draw:textarea-horizontal-align="justify" draw:textarea-vertical-align="middle" draw:auto-grow-height="false" fo:min-height="1.12cm" fo:min-width="16.42cm"/>
    </style:style>
    <style:style style:name="gr53" style:family="graphic" style:parent-style-name="standard">
      <style:graphic-properties svg:stroke-color="#b2b2b2" draw:fill="none" draw:fill-color="#ffffff" draw:textarea-horizontal-align="justify" draw:textarea-vertical-align="middle" draw:auto-grow-height="false" fo:min-height="2.898cm" fo:min-width="16.42cm"/>
    </style:style>
    <style:style style:name="gr54" style:family="graphic" style:parent-style-name="standard">
      <style:graphic-properties svg:stroke-color="#b2b2b2" draw:fill="none" draw:fill-color="#ffffff" draw:textarea-horizontal-align="justify" draw:textarea-vertical-align="middle" draw:auto-grow-height="false" fo:min-height="1.924cm" fo:min-width="16.42cm"/>
    </style:style>
    <style:style style:name="gr55" style:family="graphic" style:parent-style-name="standard">
      <style:graphic-properties svg:stroke-color="#b2b2b2" draw:fill="none" draw:fill-color="#ffffff" draw:textarea-horizontal-align="justify" draw:textarea-vertical-align="middle" draw:auto-grow-height="false" fo:min-height="4.106cm" fo:min-width="16.42cm"/>
    </style:style>
    <style:style style:name="gr56" style:family="graphic" style:parent-style-name="standard">
      <style:graphic-properties svg:stroke-color="#b2b2b2" draw:fill="none" draw:fill-color="#ffffff" draw:textarea-horizontal-align="justify" draw:textarea-vertical-align="middle" draw:auto-grow-height="false" fo:min-height="0.866cm" fo:min-width="16.42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b2b2b2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b2b2b2"/>
      <style:paragraph-properties fo:text-align="center"/>
      <style:text-properties fo:font-size="14pt" style:font-size-asian="14pt" style:font-size-complex="14pt"/>
    </style:style>
    <style:style style:name="P4" style:family="paragraph">
      <loext:graphic-properties draw:fill-color="#ffffff"/>
      <style:paragraph-properties fo:text-align="center"/>
      <style:text-properties fo:font-size="12pt" style:font-size-asian="12pt" style:font-size-complex="12pt"/>
    </style:style>
    <style:style style:name="P5" style:family="paragraph">
      <loext:graphic-properties draw:fill-color="#ffffff"/>
      <style:paragraph-properties fo:text-align="center"/>
    </style:style>
    <style:style style:name="P6" style:family="paragraph">
      <loext:graphic-properties draw:fill="none" draw:fill-color="#b2b2b2"/>
      <style:paragraph-properties fo:text-align="center"/>
    </style:style>
    <style:style style:name="P7" style:family="paragraph">
      <loext:graphic-properties draw:fill="none" draw:fill-color="#ffffff"/>
      <style:paragraph-properties fo:text-align="center"/>
    </style:style>
    <style:style style:name="P8" style:family="paragraph">
      <loext:graphic-properties draw:fill="none"/>
      <style:paragraph-properties fo:text-align="center"/>
      <style:text-properties fo:font-size="18pt"/>
    </style:style>
    <style:style style:name="P9" style:family="paragraph">
      <style:paragraph-properties fo:text-align="start"/>
    </style:style>
    <style:style style:name="P10" style:family="paragraph">
      <loext:graphic-properties draw:fill="none" draw:fill-color="#ffffff" draw:opacity="100%"/>
      <style:paragraph-properties fo:text-align="start"/>
      <style:text-properties fo:font-size="12pt" style:font-size-asian="12pt" style:font-size-complex="12pt"/>
    </style:style>
    <style:style style:name="P11" style:family="paragraph">
      <loext:graphic-properties draw:fill="none" draw:fill-color="#ffffff"/>
      <style:paragraph-properties fo:text-align="start"/>
      <style:text-properties fo:font-size="12pt" style:font-size-asian="12pt" style:font-size-complex="12pt"/>
    </style:style>
    <style:style style:name="P12" style:family="paragraph">
      <loext:graphic-properties draw:fill-color="#b2b2b2"/>
      <style:paragraph-properties fo:text-align="center"/>
      <style:text-properties fo:font-size="12pt" style:font-size-asian="12pt" style:font-size-complex="12pt"/>
    </style:style>
    <style:style style:name="P13" style:family="paragraph">
      <style:paragraph-properties fo:text-align="center"/>
      <style:text-properties fo:font-size="18pt"/>
    </style:style>
    <style:style style:name="P14" style:family="paragraph">
      <loext:graphic-properties draw:fill-color="#ffffff"/>
      <style:text-properties fo:font-size="20pt"/>
    </style:style>
    <style:style style:name="P15" style:family="paragraph">
      <style:paragraph-properties fo:text-align="center"/>
      <style:text-properties fo:font-size="14pt"/>
    </style:style>
    <style:style style:name="P16" style:family="paragraph">
      <style:paragraph-properties fo:text-align="center"/>
      <style:text-properties fo:font-size="12pt"/>
    </style:style>
    <style:style style:name="P17" style:family="paragraph">
      <style:paragraph-properties fo:text-align="start"/>
      <style:text-properties fo:font-size="12pt"/>
    </style:style>
    <style:style style:name="P18" style:family="paragraph">
      <loext:graphic-properties draw:fill="none"/>
      <style:paragraph-properties fo:text-align="center"/>
    </style:style>
    <style:style style:name="P19" style:family="paragraph">
      <loext:graphic-properties draw:fill-color="#ffffff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style:font-name="Wingdings" fo:font-size="12pt" style:font-name-asian="Wingdings" style:font-size-asian="12pt" style:font-name-complex="Wingdings" style:font-size-complex="12pt"/>
    </style:style>
    <style:style style:name="T4" style:family="text">
      <style:text-properties style:font-name="Liberation Sans1" fo:font-size="12pt" style:font-name-asian="Liberation Sans1" style:font-size-asian="12pt" style:font-name-complex="Liberation Sans1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Quiz List</text:p>
          </draw:text-box>
        </draw:frame>
        <draw:custom-shape draw:style-name="gr1" draw:text-style-name="P1" draw:layer="layout" svg:width="7.366cm" svg:height="15.748cm" svg:x="0.762cm" svg:y="4.8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3.048cm" svg:height="1.27cm" svg:x="1.27cm" svg:y="6.096cm">
          <text:p text:style-name="P2"><text:span text:style-name="T1">Filter by date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286cm" svg:height="0.762cm" svg:x="1.27cm" svg:y="7.212cm">
          <text:p text:style-name="P2"><text:span text:style-name="T2">2017/01/0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0.762cm" svg:height="0.762cm" svg:x="3.494cm" svg:y="7.212cm">
          <text:p text:style-name="P2"><text:span text:style-name="T3">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2.208cm" svg:height="0.762cm" svg:x="4.826cm" svg:y="7.212cm">
          <text:p text:style-name="P2"><text:span text:style-name="T2">2018/01/0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0.762cm" svg:height="0.762cm" svg:x="7.034cm" svg:y="7.212cm">
          <text:p text:style-name="P2"><text:span text:style-name="T3">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4" draw:layer="layout" svg:width="2.032cm" svg:height="0.762cm" svg:x="5.842cm" svg:y="8.636cm">
          <text:p text:style-name="P2"><text:span text:style-name="T2">searc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4" draw:layer="layout" svg:width="4.318cm" svg:height="0.762cm" svg:x="1.27cm" svg:y="8.636cm">
          <text:p text:style-name="P2"><text:span text:style-name="T2">Search tit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5" draw:layer="layout" svg:width="17.78cm" svg:height="15.748cm" svg:x="8.128cm" svg:y="4.8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5" draw:layer="layout" svg:width="16.92cm" svg:height="2.998cm" svg:x="8.739cm" svg:y="11.38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16.92cm" svg:height="2.998cm" svg:x="8.739cm" svg:y="14.3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16.92cm" svg:height="2.998cm" svg:x="8.739cm" svg:y="17.13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16.92cm" svg:height="2.996cm" svg:x="8.739cm" svg:y="8.36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16.92cm" svg:height="3.034cm" svg:x="8.739cm" svg:y="5.334cm">
          <text:p/>
          <draw:enhanced-geometry svg:viewBox="0 0 21600 21600" draw:type="rectangle" draw:enhanced-path="M 0 0 L 21600 0 21600 21600 0 21600 0 0 Z N"/>
        </draw:custom-shape>
        <draw:frame draw:style-name="gr12" draw:text-style-name="P8" draw:layer="layout" svg:width="2.437cm" svg:height="0.807cm" svg:x="8.739cm" svg:y="5.334cm">
          <draw:text-box>
            <text:p text:style-name="P2"><text:span text:style-name="T1">Quiz 20</text:span></text:p>
          </draw:text-box>
        </draw:frame>
        <draw:custom-shape draw:style-name="gr4" draw:text-style-name="P4" draw:layer="layout" svg:width="0.762cm" svg:height="0.762cm" svg:x="25.908cm" svg:y="19.812cm">
          <text:p text:style-name="P2"><text:span text:style-name="T3">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0.762cm" svg:height="0.762cm" svg:x="25.908cm" svg:y="4.826cm">
          <text:p text:style-name="P2"><text:span text:style-name="T3">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0" draw:layer="layout" svg:width="12.192cm" svg:height="0.762cm" svg:x="9.704cm" svg:y="6.35cm">
          <text:p text:style-name="P9"><text:span text:style-name="T2">Tit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8" draw:layer="layout" svg:width="1.016cm" svg:height="0.807cm" svg:x="4.056cm" svg:y="7.212cm">
          <draw:text-box>
            <text:p text:style-name="P2"><text:span text:style-name="T1">to</text:span></text:p>
          </draw:text-box>
        </draw:frame>
        <draw:custom-shape draw:style-name="gr14" draw:text-style-name="P11" draw:layer="layout" svg:width="3.256cm" svg:height="0.762cm" svg:x="22.144cm" svg:y="6.35cm">
          <text:p text:style-name="P9"><text:span text:style-name="T2">2017/01/21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8" draw:layer="layout" svg:width="2.437cm" svg:height="0.807cm" svg:x="8.74cm" svg:y="8.335cm">
          <draw:text-box>
            <text:p text:style-name="P2"><text:span text:style-name="T1">Quiz 21</text:span></text:p>
          </draw:text-box>
        </draw:frame>
        <draw:custom-shape draw:style-name="gr13" draw:text-style-name="P10" draw:layer="layout" svg:width="12.192cm" svg:height="0.762cm" svg:x="9.705cm" svg:y="9.351cm">
          <text:p text:style-name="P9"><text:span text:style-name="T2">Tit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1" draw:layer="layout" svg:width="3.256cm" svg:height="0.762cm" svg:x="22.145cm" svg:y="9.351cm">
          <text:p text:style-name="P9"><text:span text:style-name="T2">2017/03/15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8" draw:layer="layout" svg:width="2.437cm" svg:height="0.807cm" svg:x="8.741cm" svg:y="11.536cm">
          <draw:text-box>
            <text:p text:style-name="P2"><text:span text:style-name="T1">Quiz 22</text:span></text:p>
          </draw:text-box>
        </draw:frame>
        <draw:custom-shape draw:style-name="gr13" draw:text-style-name="P10" draw:layer="layout" svg:width="12.192cm" svg:height="0.762cm" svg:x="9.706cm" svg:y="12.552cm">
          <text:p text:style-name="P9"><text:span text:style-name="T2">Tit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1" draw:layer="layout" svg:width="3.256cm" svg:height="0.762cm" svg:x="22.146cm" svg:y="12.552cm">
          <text:p text:style-name="P9"><text:span text:style-name="T2">2017/04/09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8" draw:layer="layout" svg:width="2.437cm" svg:height="0.807cm" svg:x="8.79cm" svg:y="14.268cm">
          <draw:text-box>
            <text:p text:style-name="P2"><text:span text:style-name="T1">Quiz 23</text:span></text:p>
          </draw:text-box>
        </draw:frame>
        <draw:custom-shape draw:style-name="gr13" draw:text-style-name="P10" draw:layer="layout" svg:width="12.192cm" svg:height="0.762cm" svg:x="9.755cm" svg:y="15.284cm">
          <text:p text:style-name="P9"><text:span text:style-name="T2">Tit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1" draw:layer="layout" svg:width="3.256cm" svg:height="0.762cm" svg:x="22.195cm" svg:y="15.284cm">
          <text:p text:style-name="P9"><text:span text:style-name="T2">2017/01/20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8" draw:layer="layout" svg:width="2.437cm" svg:height="0.807cm" svg:x="8.791cm" svg:y="17.269cm">
          <draw:text-box>
            <text:p text:style-name="P2"><text:span text:style-name="T1">Quiz 24</text:span></text:p>
          </draw:text-box>
        </draw:frame>
        <draw:custom-shape draw:style-name="gr13" draw:text-style-name="P10" draw:layer="layout" svg:width="12.192cm" svg:height="0.762cm" svg:x="9.756cm" svg:y="18.385cm">
          <text:p text:style-name="P9"><text:span text:style-name="T2">Tit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1" draw:layer="layout" svg:width="3.256cm" svg:height="0.762cm" svg:x="22.196cm" svg:y="18.385cm">
          <text:p text:style-name="P9"><text:span text:style-name="T2">2017/04/3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4" draw:layer="layout" svg:width="0.762cm" svg:height="3.81cm" svg:x="25.908cm" svg:y="5.5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2" draw:layer="layout" svg:width="0.762cm" svg:height="10.414cm" svg:x="25.908cm" svg:y="9.3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7" draw:text-style-name="P8" draw:layer="layout" svg:width="3.198cm" svg:height="0.806cm" svg:x="0.866cm" svg:y="5.081cm">
          <draw:text-box>
            <text:p text:style-name="P13"><text:span text:style-name="T1">Quiz Editor</text:span></text:p>
          </draw:text-box>
        </draw:frame>
        <draw:custom-shape draw:style-name="gr18" draw:text-style-name="P4" draw:layer="layout" svg:width="2.539cm" svg:height="0.762cm" svg:x="9.145cm" svg:y="7.414cm">
          <text:p text:style-name="P2"><text:span text:style-name="T2">Edit Quiz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4" draw:layer="layout" svg:width="2.539cm" svg:height="0.762cm" svg:x="9.145cm" svg:y="13.314cm">
          <text:p text:style-name="P2"><text:span text:style-name="T2">Edit Quiz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4" draw:layer="layout" svg:width="2.539cm" svg:height="0.762cm" svg:x="9.145cm" svg:y="10.414cm">
          <text:p text:style-name="P2"><text:span text:style-name="T2">Edit Quiz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4" draw:layer="layout" svg:width="2.539cm" svg:height="0.762cm" svg:x="9.145cm" svg:y="16.214cm">
          <text:p text:style-name="P2"><text:span text:style-name="T2">Edit Quiz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4" draw:layer="layout" svg:width="2.539cm" svg:height="0.762cm" svg:x="9.145cm" svg:y="19.214cm">
          <text:p text:style-name="P2"><text:span text:style-name="T2">Edit Quiz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9" draw:layer="layout" svg:width="14.848cm" svg:height="11.136cm" svg:x="3.075cm" svg:y="2.257cm" draw:page-number="1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Quiz View</text:p>
          </draw:text-box>
        </draw:frame>
        <draw:custom-shape draw:style-name="gr1" draw:text-style-name="P1" draw:layer="layout" svg:width="7.366cm" svg:height="15.748cm" svg:x="0.762cm" svg:y="4.8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4" draw:layer="layout" svg:width="1.778cm" svg:height="0.762cm" svg:x="1.27cm" svg:y="6.158cm">
          <text:p text:style-name="P2"><text:span text:style-name="T2">previou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4" draw:layer="layout" svg:width="2.032cm" svg:height="0.762cm" svg:x="5.842cm" svg:y="6.158cm">
          <text:p text:style-name="P2"><text:span text:style-name="T2">nex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4" draw:layer="layout" svg:width="1.524cm" svg:height="0.762cm" svg:x="3.302cm" svg:y="6.158cm">
          <text:p text:style-name="P2"><text:span text:style-name="T2">3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0.762cm" svg:height="0.762cm" svg:x="4.826cm" svg:y="6.158cm">
          <text:p text:style-name="P2"><text:span text:style-name="T3">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5" draw:layer="layout" svg:width="17.78cm" svg:height="15.748cm" svg:x="8.128cm" svg:y="4.826cm">
          <text:p/>
          <draw:enhanced-geometry svg:viewBox="0 0 21600 21600" draw:type="rectangle" draw:enhanced-path="M 0 0 L 21600 0 21600 21600 0 21600 0 0 Z N"/>
        </draw:custom-shape>
        <draw:frame draw:style-name="gr12" draw:text-style-name="P8" draw:layer="layout" svg:width="2.437cm" svg:height="0.807cm" svg:x="8.739cm" svg:y="5.334cm">
          <draw:text-box>
            <text:p text:style-name="P2"><text:span text:style-name="T1">Quiz 35</text:span></text:p>
          </draw:text-box>
        </draw:frame>
        <draw:custom-shape draw:style-name="gr22" draw:text-style-name="P4" draw:layer="layout" svg:width="15.748cm" svg:height="2.286cm" svg:x="9.652cm" svg:y="9.55cm">
          <text:p text:style-name="P2"><text:span text:style-name="T2">Question Image preview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4" draw:layer="layout" svg:width="15.748cm" svg:height="2.286cm" svg:x="9.652cm" svg:y="11.99cm">
          <text:p text:style-name="P2"><text:span text:style-name="T2">Question Text Preview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4" draw:layer="layout" svg:width="0.762cm" svg:height="3.81cm" svg:x="25.908cm" svg:y="5.5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0.762cm" svg:height="0.762cm" svg:x="25.908cm" svg:y="19.812cm">
          <text:p text:style-name="P2"><text:span text:style-name="T3">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0.762cm" svg:height="0.762cm" svg:x="25.908cm" svg:y="4.826cm">
          <text:p text:style-name="P2"><text:span text:style-name="T3">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2" draw:layer="layout" svg:width="0.762cm" svg:height="10.414cm" svg:x="25.908cm" svg:y="9.3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4" draw:layer="layout" svg:width="12.192cm" svg:height="0.762cm" svg:x="9.652cm" svg:y="6.35cm">
          <text:p text:style-name="P2"><text:span text:style-name="T2">Tit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4" draw:layer="layout" svg:width="2.54cm" svg:height="0.762cm" svg:x="22.144cm" svg:y="6.35cm">
          <text:p text:style-name="P2"><text:span text:style-name="T2">2018/01/0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0.762cm" svg:height="0.762cm" svg:x="24.638cm" svg:y="6.35cm">
          <text:p text:style-name="P2"><text:span text:style-name="T3">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8" draw:layer="layout" svg:width="3.707cm" svg:height="0.807cm" svg:x="8.939cm" svg:y="7.612cm">
          <draw:text-box>
            <text:p text:style-name="P2"><text:span text:style-name="T1">Question 132</text:span></text:p>
          </draw:text-box>
        </draw:frame>
        <draw:custom-shape draw:style-name="gr25" draw:text-style-name="P4" draw:layer="layout" svg:width="15.748cm" svg:height="0.708cm" svg:x="9.652cm" svg:y="8.654cm">
          <text:p text:style-name="P2"><text:span text:style-name="T2">Question Topic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4" draw:layer="layout" svg:width="4.572cm" svg:height="0.762cm" svg:x="20.752cm" svg:y="14.678cm">
          <text:p text:style-name="P2"><text:span text:style-name="T2">Remove Ques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4" draw:layer="layout" svg:width="2.794cm" svg:height="0.762cm" svg:x="9.652cm" svg:y="16.018cm">
          <text:p text:style-name="P2"><text:span text:style-name="T2">Add Ques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7" draw:text-style-name="P8" draw:layer="layout" svg:width="3.198cm" svg:height="0.806cm" svg:x="0.866cm" svg:y="5.081cm">
          <draw:text-box>
            <text:p text:style-name="P13"><text:span text:style-name="T1">Quiz Editor</text:span></text:p>
          </draw:text-box>
        </draw:frame>
        <draw:custom-shape draw:style-name="gr28" draw:text-style-name="P7" draw:layer="layout" svg:width="16.92cm" svg:height="2.032cm" svg:x="8.739cm" svg:y="5.334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7" draw:layer="layout" svg:width="16.92cm" svg:height="1.216cm" svg:x="8.739cm" svg:y="15.802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7" draw:layer="layout" svg:width="16.92cm" svg:height="8.436cm" svg:x="8.739cm" svg:y="7.36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4" draw:layer="layout" svg:width="2.54cm" svg:height="0.762cm" svg:x="1.252cm" svg:y="19.418cm">
          <text:p text:style-name="P2"><text:span text:style-name="T2">Sav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4" draw:layer="layout" svg:width="2.54cm" svg:height="0.762cm" svg:x="4.752cm" svg:y="19.418cm">
          <text:p text:style-name="P2"><text:span text:style-name="T2">Cance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4" draw:layer="layout" svg:width="2.794cm" svg:height="0.762cm" svg:x="9.652cm" svg:y="14.678cm">
          <text:p text:style-name="P2"><text:span text:style-name="T2">Edit Question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9" draw:layer="layout" svg:width="14.848cm" svg:height="11.136cm" svg:x="3.075cm" svg:y="2.257cm" draw:page-number="2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Question List</text:p>
          </draw:text-box>
        </draw:frame>
        <draw:custom-shape draw:style-name="gr31" draw:text-style-name="P1" draw:layer="layout" svg:width="7.366cm" svg:height="14.986cm" svg:x="0.762cm" svg:y="4.8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3" draw:layer="layout" svg:width="1.778cm" svg:height="1.27cm" svg:x="2.032cm" svg:y="6.096cm">
          <text:p text:style-name="P15"><text:span text:style-name="T1">Filter by topics</text:span></text:p>
          <draw:enhanced-geometry svg:viewBox="0 0 21600 21600" draw:type="rectangle" draw:enhanced-path="M 0 0 L 21600 0 21600 21600 0 21600 0 0 Z N"/>
        </draw:custom-shape>
        <draw:custom-shape draw:style-name="gr33" draw:text-style-name="P4" draw:layer="layout" svg:width="6.604cm" svg:height="1.07cm" svg:x="1.27cm" svg:y="7.0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4" draw:layer="layout" svg:width="1.524cm" svg:height="0.762cm" svg:x="1.37cm" svg:y="7.212cm">
          <text:p text:style-name="P16"><text:span text:style-name="T2">Topic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0.762cm" svg:height="0.762cm" svg:x="2.894cm" svg:y="7.212cm">
          <text:p text:style-name="P16"><text:span text:style-name="T3">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4" draw:layer="layout" svg:width="1.524cm" svg:height="0.762cm" svg:x="3.91cm" svg:y="7.212cm">
          <text:p text:style-name="P16"><text:span text:style-name="T2">Topic 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0.762cm" svg:height="0.762cm" svg:x="5.434cm" svg:y="7.212cm">
          <text:p text:style-name="P16"><text:span text:style-name="T3">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4" draw:layer="layout" svg:width="2.032cm" svg:height="0.762cm" svg:x="5.842cm" svg:y="8.636cm">
          <text:p text:style-name="P16"><text:span text:style-name="T4">searc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4" draw:layer="layout" svg:width="4.318cm" svg:height="0.762cm" svg:x="1.27cm" svg:y="8.636cm">
          <text:p text:style-name="P16"><text:span text:style-name="T2">Insert text to searc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5" draw:layer="layout" svg:width="17.78cm" svg:height="14.986cm" svg:x="8.128cm" svg:y="4.82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6" draw:layer="layout" svg:width="16.764cm" svg:height="7.112cm" svg:x="8.89cm" svg:y="5.08cm">
          <text:p/>
          <draw:enhanced-geometry svg:viewBox="0 0 21600 21600" draw:type="rectangle" draw:enhanced-path="M 0 0 L 21600 0 21600 21600 0 21600 0 0 Z N"/>
        </draw:custom-shape>
        <draw:frame draw:style-name="gr12" draw:text-style-name="P8" draw:layer="layout" svg:width="3.707cm" svg:height="0.807cm" svg:x="8.739cm" svg:y="5.034cm">
          <draw:text-box>
            <text:p text:style-name="P13"><text:span text:style-name="T1">Question 23</text:span></text:p>
          </draw:text-box>
        </draw:frame>
        <draw:custom-shape draw:style-name="gr36" draw:text-style-name="P4" draw:layer="layout" svg:width="15.494cm" svg:height="2.286cm" svg:x="9.652cm" svg:y="6.95cm">
          <text:p text:style-name="P16"><text:span text:style-name="T2">Image preview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11" draw:layer="layout" svg:width="15.494cm" svg:height="1.432cm" svg:x="9.652cm" svg:y="9.49cm">
          <text:p text:style-name="P17"><text:span text:style-name="T2">Question Tex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4" draw:layer="layout" svg:width="0.762cm" svg:height="3.81cm" svg:x="25.908cm" svg:y="5.5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0.762cm" svg:height="0.762cm" svg:x="25.908cm" svg:y="19.042cm">
          <text:p text:style-name="P16"><text:span text:style-name="T3">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0.762cm" svg:height="0.762cm" svg:x="25.908cm" svg:y="4.826cm">
          <text:p text:style-name="P16"><text:span text:style-name="T3">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12" draw:layer="layout" svg:width="0.762cm" svg:height="9.644cm" svg:x="25.908cm" svg:y="9.3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11" draw:layer="layout" svg:width="7.52cm" svg:height="0.762cm" svg:x="9.752cm" svg:y="6.034cm">
          <text:p text:style-name="P17"><text:span text:style-name="T2">Topic 1, Topic 2, Topic 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6" draw:layer="layout" svg:width="16.764cm" svg:height="7.112cm" svg:x="8.891cm" svg:y="12.1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8" draw:layer="layout" svg:width="3.707cm" svg:height="0.807cm" svg:x="8.74cm" svg:y="12.335cm">
          <draw:text-box>
            <text:p text:style-name="P13"><text:span text:style-name="T1">Question 24</text:span></text:p>
          </draw:text-box>
        </draw:frame>
        <draw:custom-shape draw:style-name="gr36" draw:text-style-name="P4" draw:layer="layout" svg:width="15.494cm" svg:height="2.286cm" svg:x="9.653cm" svg:y="14.251cm">
          <text:p text:style-name="P16"><text:span text:style-name="T2">Image preview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11" draw:layer="layout" svg:width="15.494cm" svg:height="1.243cm" svg:x="9.653cm" svg:y="16.791cm">
          <text:p text:style-name="P17"><text:span text:style-name="T2">Question Tex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11" draw:layer="layout" svg:width="7.52cm" svg:height="0.762cm" svg:x="9.753cm" svg:y="13.335cm">
          <text:p text:style-name="P17"><text:span text:style-name="T2">Topic 1, Topic 2, Topic 3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1" draw:text-style-name="P8" draw:layer="layout" svg:width="4.215cm" svg:height="0.806cm" svg:x="0.865cm" svg:y="5.08cm">
          <draw:text-box>
            <text:p text:style-name="P13"><text:span text:style-name="T1">Question Editor</text:span></text:p>
          </draw:text-box>
        </draw:frame>
        <draw:custom-shape draw:style-name="gr42" draw:text-style-name="P4" draw:layer="layout" svg:width="3.555cm" svg:height="0.762cm" svg:x="9.645cm" svg:y="11.114cm">
          <text:p text:style-name="P2"><text:span text:style-name="T2">Edit Question 2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4" draw:layer="layout" svg:width="3.555cm" svg:height="0.762cm" svg:x="9.645cm" svg:y="18.314cm">
          <text:p text:style-name="P2"><text:span text:style-name="T2">Edit Question 24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9" draw:layer="layout" svg:width="14.848cm" svg:height="11.136cm" svg:x="3.075cm" svg:y="2.257cm" draw:page-number="3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Question View</text:p>
          </draw:text-box>
        </draw:frame>
        <draw:custom-shape draw:style-name="gr43" draw:text-style-name="P1" draw:layer="layout" svg:width="7.366cm" svg:height="14.478cm" svg:x="0.762cm" svg:y="4.8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4" draw:layer="layout" svg:width="1.778cm" svg:height="0.762cm" svg:x="1.27cm" svg:y="6.134cm">
          <text:p text:style-name="P2"><text:span text:style-name="T2">previou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4" draw:layer="layout" svg:width="2.032cm" svg:height="0.762cm" svg:x="5.842cm" svg:y="6.134cm">
          <text:p text:style-name="P2"><text:span text:style-name="T2">nex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4" draw:layer="layout" svg:width="1.524cm" svg:height="0.762cm" svg:x="3.302cm" svg:y="6.134cm">
          <text:p text:style-name="P2"><text:span text:style-name="T2">2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0.762cm" svg:height="0.762cm" svg:x="4.826cm" svg:y="6.134cm">
          <text:p text:style-name="P2"><text:span text:style-name="T3">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5" draw:layer="layout" svg:width="17.78cm" svg:height="14.478cm" svg:x="8.128cm" svg:y="4.826cm">
          <text:p/>
          <draw:enhanced-geometry svg:viewBox="0 0 21600 21600" draw:type="rectangle" draw:enhanced-path="M 0 0 L 21600 0 21600 21600 0 21600 0 0 Z N"/>
        </draw:custom-shape>
        <draw:frame draw:style-name="gr12" draw:text-style-name="P18" draw:layer="layout" svg:width="3.707cm" svg:height="0.807cm" svg:x="8.739cm" svg:y="5.034cm">
          <draw:text-box>
            <text:p text:style-name="P2"><text:span text:style-name="T1">Question 23</text:span></text:p>
          </draw:text-box>
        </draw:frame>
        <draw:custom-shape draw:style-name="gr45" draw:text-style-name="P4" draw:layer="layout" svg:width="15.748cm" svg:height="1.91cm" svg:x="9.652cm" svg:y="8.25cm">
          <text:p text:style-name="P2"><text:span text:style-name="T2">Image preview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4" draw:layer="layout" svg:width="15.748cm" svg:height="1.71cm" svg:x="9.652cm" svg:y="10.59cm">
          <text:p text:style-name="P2"><text:span text:style-name="T2">Question Text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18" draw:layer="layout" svg:width="3.707cm" svg:height="0.807cm" svg:x="8.636cm" svg:y="12.593cm">
          <draw:text-box>
            <text:p text:style-name="P2"><text:span text:style-name="T1">Answer 56</text:span></text:p>
          </draw:text-box>
        </draw:frame>
        <draw:custom-shape draw:style-name="gr22" draw:text-style-name="P4" draw:layer="layout" svg:width="15.748cm" svg:height="2.286cm" svg:x="9.652cm" svg:y="13.4cm">
          <text:p text:style-name="P2"><text:span text:style-name="T2">Answer Tex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4" draw:layer="layout" svg:width="0.762cm" svg:height="3.81cm" svg:x="25.908cm" svg:y="5.5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0.762cm" svg:height="0.762cm" svg:x="25.908cm" svg:y="18.542cm">
          <text:p text:style-name="P2"><text:span text:style-name="T3">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0.762cm" svg:height="0.762cm" svg:x="25.908cm" svg:y="4.826cm">
          <text:p text:style-name="P2"><text:span text:style-name="T3">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12" draw:layer="layout" svg:width="0.762cm" svg:height="9.173cm" svg:x="25.908cm" svg:y="9.3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0.762cm" svg:height="0.762cm" svg:x="24.638cm" svg:y="12.638cm">
          <text:p text:style-name="P2"><text:span text:style-name="T3">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0.762cm" svg:height="0.762cm" svg:x="23.876cm" svg:y="12.638cm">
          <text:p text:style-name="P2"><text:span text:style-name="T3">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4" draw:layer="layout" svg:width="15.748cm" svg:height="0.762cm" svg:x="9.652cm" svg:y="7.35cm">
          <text:p text:style-name="P2"><text:span text:style-name="T2">Image addre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4" draw:layer="layout" svg:width="3.294cm" svg:height="0.762cm" svg:x="22.052cm" svg:y="15.878cm">
          <text:p text:style-name="P2"><text:span text:style-name="T2">Remove Answ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4" draw:layer="layout" svg:width="2.54cm" svg:height="0.762cm" svg:x="9.652cm" svg:y="17.118cm">
          <text:p text:style-name="P2"><text:span text:style-name="T2">Add Answ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4" draw:layer="layout" svg:width="7.62cm" svg:height="1.07cm" svg:x="9.652cm" svg:y="5.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4" draw:layer="layout" svg:width="1.524cm" svg:height="0.762cm" svg:x="9.752cm" svg:y="6.134cm">
          <text:p text:style-name="P2"><text:span text:style-name="T2">Topic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0.762cm" svg:height="0.762cm" svg:x="11.276cm" svg:y="6.134cm">
          <text:p text:style-name="P2"><text:span text:style-name="T3">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4" draw:layer="layout" svg:width="1.524cm" svg:height="0.762cm" svg:x="12.292cm" svg:y="6.134cm">
          <text:p text:style-name="P2"><text:span text:style-name="T2">Topic 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0.762cm" svg:height="0.762cm" svg:x="13.816cm" svg:y="6.134cm">
          <text:p text:style-name="P2"><text:span text:style-name="T3">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4" draw:layer="layout" svg:width="2.54cm" svg:height="0.762cm" svg:x="17.486cm" svg:y="6.142cm">
          <text:p text:style-name="P2"><text:span text:style-name="T2">Add topi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4" draw:layer="layout" svg:width="1.524cm" svg:height="0.762cm" svg:x="14.732cm" svg:y="6.134cm">
          <text:p text:style-name="P2"><text:span text:style-name="T2">Topic 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0.762cm" svg:height="0.762cm" svg:x="16.256cm" svg:y="6.134cm">
          <text:p text:style-name="P2"><text:span text:style-name="T3">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1" draw:text-style-name="P8" draw:layer="layout" svg:width="4.215cm" svg:height="0.806cm" svg:x="0.866cm" svg:y="5.08cm">
          <draw:text-box>
            <text:p text:style-name="P13"><text:span text:style-name="T1">Question Editor</text:span></text:p>
          </draw:text-box>
        </draw:frame>
        <draw:custom-shape draw:style-name="gr51" draw:text-style-name="P7" draw:layer="layout" svg:width="16.92cm" svg:height="0.846cm" svg:x="8.739cm" svg:y="5.034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7" draw:layer="layout" svg:width="16.92cm" svg:height="1.37cm" svg:x="8.739cm" svg:y="5.88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7" draw:layer="layout" svg:width="16.92cm" svg:height="3.148cm" svg:x="8.739cm" svg:y="7.266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7" draw:layer="layout" svg:width="16.92cm" svg:height="2.174cm" svg:x="8.739cm" svg:y="10.38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7" draw:layer="layout" svg:width="16.92cm" svg:height="4.356cm" svg:x="8.739cm" svg:y="12.562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7" draw:layer="layout" svg:width="16.92cm" svg:height="1.116cm" svg:x="8.739cm" svg:y="16.91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4" draw:layer="layout" svg:width="2.54cm" svg:height="0.762cm" svg:x="1.252cm" svg:y="18.118cm">
          <text:p text:style-name="P2"><text:span text:style-name="T2">Sav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4" draw:layer="layout" svg:width="2.54cm" svg:height="0.762cm" svg:x="4.752cm" svg:y="18.118cm">
          <text:p text:style-name="P2"><text:span text:style-name="T2">Cancel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9" draw:layer="layout" svg:width="14.848cm" svg:height="11.136cm" svg:x="3.075cm" svg:y="2.257cm" draw:page-number="4" presentation:class="page"/>
          <draw:frame presentation:style-name="pr2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adornments="Regular" style:font-charset="x-symbol"/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19T14:51:18.507000000</meta:creation-date>
    <dc:date>2018-04-26T15:02:34.192000000</dc:date>
    <meta:editing-duration>P1DT23H47S</meta:editing-duration>
    <meta:editing-cycles>23</meta:editing-cycles>
    <meta:generator>LibreOffice/5.3.7.2$Windows_X86_64 LibreOffice_project/6b8ed514a9f8b44d37a1b96673cbbdd077e24059</meta:generator>
    <meta:document-statistic meta:object-count="164"/>
  </office:meta>
</office:document-meta>
</file>